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1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1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2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13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6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13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9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15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4" style:family="text">
      <style:text-properties fo:font-size="12.00pt" fo:font-weight="normal" fo:font-family="'Cambria Math'" style:font-family-asian="'Cambria Math'" style:font-family-complex="'Cambria Math'" fo:background-color="transparent" fo:color="#000000"/>
    </style:style>
    <style:style style:name="T15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1.35pt" fo:text-indent="-1.35pt">
        <style:tab-stops>
          <style:tab-stop style:position="129.90pt"/>
          <style:tab-stop style:position="3403.95pt"/>
          <style:tab-stop style:position="421120.30pt" style:type="righ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1.35pt" fo:text-indent="-1.35pt">
        <style:tab-stops>
          <style:tab-stop style:position="129.90pt"/>
          <style:tab-stop style:position="3403.95pt"/>
          <style:tab-stop style:position="421120.30pt" style:type="right"/>
        </style:tab-stops>
      </style:paragraph-properties>
    </style:style>
    <style:style style:name="P4" style:family="paragraph">
      <style:paragraph-properties fo:line-height="100.00%" fo:text-align="left" fo:margin-left="2.75pt" fo:text-indent="-2.75pt">
        <style:tab-stops>
          <style:tab-stop style:position="128.50pt"/>
          <style:tab-stop style:position="3402.55pt"/>
          <style:tab-stop style:position="421118.90pt" style:type="right"/>
          <style:tab-stop style:position="1622.85pt"/>
        </style:tab-stops>
      </style:paragraph-properties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left="2.75pt" fo:text-indent="-2.75pt">
        <style:tab-stops>
          <style:tab-stop style:position="128.50pt"/>
          <style:tab-stop style:position="3402.55pt"/>
          <style:tab-stop style:position="421118.90pt" style:type="right"/>
          <style:tab-stop style:position="1622.85pt"/>
        </style:tab-stops>
      </style:paragraph-properties>
    </style:style>
    <style:style style:name="P9" style:family="paragraph">
      <style:paragraph-properties fo:line-height="100.00%" fo:text-align="left" fo:margin-left="2.75pt" fo:text-indent="-2.75pt">
        <style:tab-stops>
          <style:tab-stop style:position="128.50pt"/>
          <style:tab-stop style:position="3402.55pt"/>
          <style:tab-stop style:position="421118.90pt" style:type="right"/>
          <style:tab-stop style:position="1622.85pt"/>
        </style:tab-stops>
      </style:paragraph-properties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center" fo:margin-left="-0.45pt" fo:text-indent="0.00pt" fo:margin-right="5.65pt"/>
    </style:style>
    <style:style style:name="P14" style:family="paragraph">
      <style:paragraph-properties fo:line-height="100.00%" fo:text-align="left" fo:margin-left="2.75pt" fo:text-indent="-2.75pt">
        <style:tab-stops>
          <style:tab-stop style:position="128.50pt"/>
          <style:tab-stop style:position="3402.55pt"/>
          <style:tab-stop style:position="421118.90pt" style:type="right"/>
          <style:tab-stop style:position="1622.85pt"/>
        </style:tab-stops>
      </style:paragraph-properties>
    </style:style>
    <style:style style:name="P15" style:family="paragraph">
      <style:paragraph-properties fo:line-height="100.00%" fo:text-align="center" fo:margin-left="5.65pt" fo:text-indent="0.00pt" fo:margin-right="5.65p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535.8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justify" fo:margin-left="2.75pt" fo:text-indent="-2.75pt">
        <style:tab-stops>
          <style:tab-stop style:position="535.85pt"/>
        </style:tab-stops>
      </style:paragraph-properties>
    </style:style>
    <style:style style:name="P20" style:family="paragraph">
      <style:paragraph-properties fo:line-height="100.00%" fo:text-align="justify" fo:margin-right="5.65pt"/>
    </style:style>
    <style:style style:name="P21" style:family="paragraph">
      <style:paragraph-properties fo:line-height="100.00%" fo:text-align="left" fo:margin-right="5.65p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right="5.65pt"/>
    </style:style>
    <style:style style:name="TableColumn0100" style:family="table-column">
      <style:table-column-properties style:column-width="1.822917in"/>
    </style:style>
    <style:style style:name="TableColumn0101" style:family="table-column">
      <style:table-column-properties style:column-width="2.291667in"/>
    </style:style>
    <style:style style:name="TableColumn0102" style:family="table-column">
      <style:table-column-properties style:column-width="1.677083in"/>
    </style:style>
    <style:style style:name="TableColumn0103" style:family="table-column">
      <style:table-column-properties style:column-width="1.686111in"/>
    </style:style>
    <style:style style:name="Table01" style:family="table">
      <style:table-properties style:width="7.477778in" fo:margin-left="0.000000in" style:writing-mode="lr" table:align="left" style:may-break-between-rows="true"/>
    </style:style>
    <style:style style:name="TableRow0100" style:family="table-row">
      <style:table-row-properties style:min-row-height="0.333333in"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18750in" fo:padding-right="0.01875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18750in" fo:padding-right="0.018750in" fo:vertical-align="center" fo:background-color="#ffffff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18750in" fo:padding-right="0.018750in" fo:vertical-align="top" fo:background-color="# 0 0 0"/>
    </style:style>
    <style:style style:name="TableCell010003" style:family="table-cell">
      <style:table-cell-properties fo:border-top="0.006944in solid #000000" fo:border-left="0.006944in solid #000000" fo:border-right="0.006944in solid #000000" fo:border-bottom="0.000694in solid #000000" fo:padding-left="0.018750in" fo:padding-right="0.018750in" fo:vertical-align="center" fo:background-color="#ffffff"/>
    </style:style>
    <style:style style:name="TableRow0101" style:family="table-row">
      <style:table-row-properties style:min-row-height="0.364583in"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center" fo:background-color="#ffffff"/>
    </style:style>
    <style:style style:name="TableCell010102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center" fo:background-color="#ffffff"/>
    </style:style>
    <style:style style:name="TableCell010103" style:family="table-cell">
      <style:table-cell-properties fo:border-top="0.006944in solid #000000" fo:border-left="0.006944in solid #000000" fo:border-right="0.006944in solid #000000" fo:border-bottom="0.000694in solid #000000" fo:padding-left="0.038194in" fo:padding-right="0.038194in" fo:vertical-align="center" fo:background-color="#ffffff"/>
    </style:style>
    <style:style style:name="TableRow0102" style:family="table-row">
      <style:table-row-properties style:min-row-height="0.395833in"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center" fo:background-color="#ffffff"/>
    </style:style>
    <style:style style:name="TableCell010202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center" fo:background-color="#ffffff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38194in" fo:padding-right="0.038194in" fo:vertical-align="center" fo:background-color="#ffffff"/>
    </style:style>
    <style:style style:name="TableColumn0200" style:family="table-column">
      <style:table-column-properties style:column-width="7.480556in"/>
    </style:style>
    <style:style style:name="Table02" style:family="table">
      <style:table-properties style:width="7.4805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rows-spanned="3">
            <text:p text:style-name="P2"><text:span text:style-name="T1"/></text:p>
          </table:table-cell>
          <table:table-cell table:style-name="TableCell010001" table:number-columns-spanned="2">
            <text:p text:style-name="P2"><draw:frame text:anchor-type="as-char" svg:width="45.30mm" svg:height="19.05mm" style:rel-width="scale" style:rel-height="scale"><draw:object-ole xlink:href="OleObj1"/><draw:image xlink:href="ObjectReplacements/OleObj1"/></draw:frame><text:span text:style-name="T2">Nome:</text:span><text:span text:style-name="T3"/></text:p>
          </table:table-cell>
          <table:covered-table-cell/>
          <table:table-cell table:style-name="TableCell010003" table:number-rows-spanned="2">
            <text:p text:style-name="P2"><text:span text:style-name="T4"><text:s/></text:span><text:span text:style-name="T5"/></text:p>
          </table:table-cell>
        </table:table-row>
        <table:table-row table:style-name="TableRow0101">
          <table:covered-table-cell>
            <text:p text:style-name="P5"><text:span text:style-name="T5"><text:s/></text:span></text:p>
          </table:covered-table-cell>
          <table:table-cell table:style-name="TableCell010101">
            <text:p text:style-name="P6"><text:span text:style-name="T6">Curso:</text:span><text:span text:style-name="T7">CST Tecnologia em Análise e Desenvolvimento de Sistemas</text:span><text:span text:style-name="T8"/></text:p>
          </table:table-cell>
          <table:table-cell table:style-name="TableCell010102">
            <text:p text:style-name="P6"><text:span text:style-name="T9">Data: 19/06/2021</text:span><text:span text:style-name="T10"/></text:p>
          </table:table-cell>
          <table:covered-table-cell>
            <text:p text:style-name="P7"><text:span text:style-name="T10"><text:s/></text:span></text:p>
          </table:covered-table-cell>
        </table:table-row>
        <table:table-row table:style-name="TableRow0102">
          <table:covered-table-cell>
            <text:p text:style-name="P10"><text:span text:style-name="T10"><text:s/></text:span></text:p>
          </table:covered-table-cell>
          <table:table-cell table:style-name="TableCell010201">
            <text:p text:style-name="P11"><text:span text:style-name="T11">Fase:<text:s/></text:span><text:span text:style-name="T12">2</text:span><text:span text:style-name="T13"><text:s text:c="7"/>Turno:<text:s/></text:span><text:span text:style-name="T14">Noturno</text:span><text:span text:style-name="T15"/></text:p>
          </table:table-cell>
          <table:table-cell table:style-name="TableCell010202">
            <text:p text:style-name="P12"><text:span text:style-name="T16">U.C.:<text:s/></text:span><text:span text:style-name="T17">Banco de Dados I</text:span><text:span text:style-name="T18"/></text:p>
          </table:table-cell>
          <table:table-cell table:style-name="TableCell010203">
            <text:p text:style-name="P13"><text:span text:style-name="T19">Docente:<text:s/></text:span><text:span text:style-name="T20">Leonardo Leiria Fernandes</text:span></text:p>
            <text:p text:style-name="P13"><text:span text:style-name="T21"><text:s/></text:span><text:span text:style-name="T22"/></text:p>
          </table:table-cell>
        </table:table-row>
      </table:table>
      <text:p text:style-name="P15"><text:span text:style-name="T22"/></text:p>
      <text:p text:style-name="P15"><text:span text:style-name="T23">AVALIAÇÃO 2</text:span></text:p>
      <text:p text:style-name="P15"><text:span text:style-name="T24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7"><text:span text:style-name="T25">Orientações:</text:span></text:p>
            <text:p text:style-name="P18"><text:span text:style-name="T25">1)<text:s/></text:span><text:span text:style-name="T26">Esta avaliação deverá ser realizada<text:s/></text:span><text:span text:style-name="T27">individualmente, sem consulta e/ou empréstimo de materiais. </text:span></text:p>
            <text:p text:style-name="P18"><text:span text:style-name="T27">2)<text:s/></text:span><text:span text:style-name="T28">Leia atentamente cada questão antes de respondê-la. A interpretação faz parte da avaliação. </text:span></text:p>
            <text:p text:style-name="P18"><text:span text:style-name="T29">3)</text:span><text:span text:style-name="T30">As respostas devem ser digitadas (em caso de diagramas, gerar imagens e incluir)neste mesmo arquivo, o qual, com as respostas deve ser salvo e enviado em<text:s/></text:span><text:span text:style-name="T31">formato PDF.</text:span><text:span text:style-name="T32"><text:s/>O arquivo com as soluções deverá ser enviado no Moodle até às 18hs.<text:s text:c="4"/></text:span></text:p>
            <text:p text:style-name="P18"><text:span text:style-name="T33">4)<text:s/></text:span><text:span text:style-name="T34">Se for identificada cópia de respostas, ainda que com alterações mínimas entre alunos, todos os envolvidos receberão nota zero.</text:span><text:span text:style-name="T35"/></text:p>
          </table:table-cell>
        </table:table-row>
      </table:table>
      <text:p text:style-name="P20"><text:span text:style-name="T35"/></text:p>
      <text:p text:style-name="P21"><text:span text:style-name="T36">1. (1,0) Antes de surgirem os Sistemas Gerenciadores de Bancos de Dados (SGBD), os dados dos aplicativos eram organizados em arquivos simples com uma estrutura pré-definida pelos programadores e que estes aplicativos conseguiam interpretar para recuperar e manipular os dados armazenados. Este tipo de estrutura causava uma série de problemas. Cite e explique 3 dos problemas de armazenamento de dados em arquivos.</text:span></text:p>
      <text:p text:style-name="P21"><text:span text:style-name="T37"><text:tab/>Inconsistência de dados, exisitiam diversos bancos para gerenciar os mesmos dados, então, o que ocorria era que quando o dado de um lugar era alterado, no outro que possuia a mesma informação, não era, gerando inconsistências, deixando os banco de dados inutilizaveis;</text:span></text:p>
      <text:p text:style-name="P21"><text:span text:style-name="T37"><text:tab/>Problemas de atomicidade, Quando era feito um envio de diversos dados para o banco, e algum desses dados dessem problema, tornaria a planilha com informações erradas, e com erros de usabilidade, pois os dados ja eram COMMITADOS automaticamente;</text:span></text:p>
      <text:p text:style-name="P21"><text:span text:style-name="T37"><text:tab/>Dificuldade de acesso aos dados, como não existia um padrão de construção dos bancos, eram muitas vezes criados arquivos em diferentes formatos, e que não daria para fazer a integração entre essas 2 partes, tornando inacessivel os dados.</text:span></text:p>
      <text:p text:style-name="P21"><text:span text:style-name="T37"><text:tab/></text:span></text:p>
      <text:p text:style-name="P21"><text:span text:style-name="T37"/></text:p>
      <text:p text:style-name="P21"><text:span text:style-name="T38">2. (1,5) O conceito de transações em bancos de dados relacionais é bastante importante. Uma transação é um conjunto de diversas operações de leitura e escrita e que formam uma única unidade lógica. O SGBD precisa garantir a execução apropriada das transações<text:s/></text:span><text:span text:style-name="T39">–</text:span><text:span text:style-name="T40"><text:s/>ou a transa</text:span><text:span text:style-name="T41">ção é executada por completo ou nenhuma parte dela é executada. Para assegurar a integridade dos dados, algumas propriedades são obrigatórias e são conhecidas por propriedades ACID. Cite e explique<text:s/></text:span><text:span text:style-name="T42">com suas palavras</text:span><text:span text:style-name="T43"><text:s/>cada uma delas.</text:span></text:p>
      <text:p text:style-name="P21"><text:span text:style-name="T44"><text:tab/></text:span></text:p>
      <text:p text:style-name="P21"><text:span text:style-name="T44"><text:tab/>ACID - Atomicidade, Consistência, Isolamento, Durabilidade.</text:span></text:p>
      <text:p text:style-name="P21"><text:span text:style-name="T44"><text:tab/>Atomicidade: Se todas os envios de dados, ocorrerem com sucesso, então é aplicado o comando COMMIT e as informações no banco são atualizadas, caso exista algum erro entre esse envio, será aplicado um ABORT/ROLLBACK, as informações no banco não serão atualizadas<text:tab/>Consistência: Todas as transações serão executadas de maneira consisa, isolando as operações de envios de dados, isso para que o banco de dados não fiquem inconsistentes.</text:span></text:p>
      <text:p text:style-name="P21"><text:span text:style-name="T44"><text:tab/>Isolamento: Como as operações são realizadas de forma simultânea, elas não reconhecem outros operações.</text:span></text:p>
      <text:p text:style-name="P21"><text:span text:style-name="T44"><text:tab/>Durabilidade: As operações que forem concluidas, serão de maneira permanente.</text:span></text:p>
      <text:p text:style-name="P21"><text:span text:style-name="T44"/></text:p>
      <text:p text:style-name="P21"><text:span text:style-name="T45">3. (1,0) Uma das principais atribuições de um SGBD é fazer o gerenciamento da memória. Explique o que é o gerenciamento de memória e qual sua importância em um banco de dados.</text:span></text:p>
      <text:p text:style-name="P21"><text:span text:style-name="T46"><text:tab/></text:span></text:p>
      <text:p text:style-name="P21"><text:span text:style-name="T46"><text:tab/>O gerenciamento de memória, faz todo o controle das informações que estão chegando e as que serão enviadas, é esse gerenciamento que atualiza o banco de dados. Como muitas informações podem ser recebidas e "entupir" as memórias, então são alocados às informações em discos que vão sendo recuperados conforme as memórias enviam os dados para o banco.</text:span></text:p>
      <text:p text:style-name="P21"><text:span text:style-name="T46"><text:tab/>O desempenho de um banco de dados depende da administração de memórias, se for bem construida, será eficiente, caso contrario, não. É importante que tudo funcione, para que os usuários tenham as informações o mais breve possível, evitando lentidão e desanimo por parte dele. </text:span></text:p>
      <text:p text:style-name="P21"><text:span text:style-name="T46"/></text:p>
      <text:p text:style-name="P21"><text:span text:style-name="T47">4. (1,5) Considere a descrição a seguir e elabore o Diagrama Entidade-Relacionamento apresentando as entidades e seus atributos e, também, os relacionamentos entre as entidades e suas cardinalidades.</text:span></text:p>
      <text:p text:style-name="P21"><text:span text:style-name="T48"/></text:p>
      <text:p text:style-name="P21"><text:span text:style-name="T49">Deseja-se desenvolver um sistema para gerenciar uma rede de locadoras de automóveis.</text:span></text:p>
      <text:p text:style-name="P21"><text:span text:style-name="T50"/></text:p>
      <text:list text:style-name="L22">
        <text:list-item>
          <text:p text:style-name="P22"><text:span text:style-name="T51">Deve haver um cadastro das filiais da locadora contendo código, endereço, cidade e capacidade de veículos;</text:span></text:p>
        </text:list-item>
        <text:list-item>
          <text:p text:style-name="P22"><text:span text:style-name="T51">É necessário cadastrar as seguintes informações dos veículos: nome, placa, cor, marca, modelo, tipo (sedan, hatch, SUV, etc), valor da diária e combustível;</text:span></text:p>
        </text:list-item>
        <text:list-item>
          <text:p text:style-name="P22"><text:span text:style-name="T51">Veículos devem estar associados ás filiais da locadora em que se encontram;</text:span></text:p>
        </text:list-item>
        <text:list-item>
          <text:p text:style-name="P22"><text:span text:style-name="T51">Também deve-se cadastrar acessórios opcionais que os clientes podem alugar. Sobre os acessórios deve-se cadastrar o tipo, a marca, o modelo e uma descrição;</text:span></text:p>
        </text:list-item>
        <text:list-item>
          <text:p text:style-name="P22"><text:span text:style-name="T51">Sobre os clientes, deve-se armazenar o CPF, o número e a categoria da CNH, o nome, o telefone, o endereço e a cidade;</text:span></text:p>
        </text:list-item>
        <text:list-item>
          <text:p text:style-name="P22"><text:span text:style-name="T51">Cada contrato de locação entre um cliente e um veículo deve ter uma data de início e de final e a filial de retirada e de entrega do veículo;</text:span></text:p>
        </text:list-item>
        <text:list-item>
          <text:p text:style-name="P22"><text:span text:style-name="T51">Os veículos locados devem estar associado aos acessórios nele instalados;</text:span></text:p>
        </text:list-item>
        <text:list-item>
          <text:p text:style-name="P22"><text:span text:style-name="T51">Um acessório pode estar instalado em apenas um veículo, mas um veículo pode ter vários acessórios instalados;</text:span></text:p>
        </text:list-item>
        <text:list-item>
          <text:p text:style-name="P22"><text:span text:style-name="T51">Um veículo pode estar em apenas uma filial, mas uma filial pode ter vários veículos.</text:span></text:p>
        </text:list-item>
      </text:list>
      <text:p text:style-name="P23"><draw:frame text:anchor-type="as-char" svg:width="152.40mm" svg:height="130.60mm" style:rel-width="scale" style:rel-height="scale"><draw:object-ole xlink:href="OleObj2"/><draw:image xlink:href="ObjectReplacements/OleObj2"/></draw:frame><text:span text:style-name="T52"/></text:p>
      <text:p text:style-name="P24"><text:span text:style-name="T52"/></text:p>
      <text:p text:style-name="P24"><text:span text:style-name="T53">5. (1,0) Apresente as tabelas que representam o modelo relacional referente ao diagrama do exercício anterior.</text:span></text:p>
      <text:p text:style-name="P24"><text:span text:style-name="T54"/></text:p>
      <text:p text:style-name="P24"><text:span text:style-name="T55">filiais</text:span><text:span text:style-name="T56">(capacidadeDeVeiculos, cidade, endereco,<text:s/></text:span><text:span text:style-name="T57">codigo</text:span><text:span text:style-name="T58">)</text:span></text:p>
      <text:p text:style-name="P24"><text:span text:style-name="T59">possuem</text:span><text:span text:style-name="T60">(codigoFilial, PlacaVei)</text:span></text:p>
      <text:p text:style-name="P24"><text:span text:style-name="T61">veiculos</text:span><text:span text:style-name="T62">(nome,<text:s/></text:span><text:span text:style-name="T63">Placa</text:span><text:span text:style-name="T64">, Cor, Marca, Modelo, tipo, valorDiario, combustivel, locadoraMae, locadoraFim)</text:span></text:p>
      <text:p text:style-name="P24"><text:span text:style-name="T64"/></text:p>
      <text:p text:style-name="P25"><text:span text:style-name="T65">veiculos</text:span><text:span text:style-name="T66">(nome,<text:s/></text:span><text:span text:style-name="T67">Placa</text:span><text:span text:style-name="T68">, Cor, Marca, Modelo, tipo, valorDiario, combustivel, locadoraMae, locadoraFim)</text:span></text:p>
      <text:p text:style-name="P25"><text:span text:style-name="T69">tem</text:span><text:span text:style-name="T70">(</text:span><text:span text:style-name="T71">PlacaVei</text:span><text:span text:style-name="T72">, tipo, marca, modelo, descricao)</text:span><text:span text:style-name="T73"/></text:p>
      <text:p text:style-name="P25"><text:span text:style-name="T73">acessorios</text:span><text:span text:style-name="T74">(tipo, marca, modelo, descricao)</text:span></text:p>
      <text:p text:style-name="P25"><text:span text:style-name="T74"/></text:p>
      <text:p text:style-name="P26"><text:span text:style-name="T75">clientes</text:span><text:span text:style-name="T76">(</text:span><text:span text:style-name="T77">CPF</text:span><text:span text:style-name="T78">, numero, categoriaCNH, nome, telefone, endereco, cidade)</text:span></text:p>
      <text:p text:style-name="P26"><text:span text:style-name="T79">alugam</text:span><text:span text:style-name="T80">(</text:span><text:span text:style-name="T81">CPFcli</text:span><text:span text:style-name="T82">,<text:s/></text:span><text:span text:style-name="T83">PlacaVei</text:span><text:span text:style-name="T84">, dataInicio, dataFim, filialRelacional, filialEntrega)</text:span></text:p>
      <text:p text:style-name="P26"><text:span text:style-name="T85">veiculos</text:span><text:span text:style-name="T86">(nome,<text:s/></text:span><text:span text:style-name="T87">Placa</text:span><text:span text:style-name="T88">, Cor, Marca, Modelo, tipo, valorDiario, combustivel, locadoraMae, locadoraFim)</text:span></text:p>
      <text:p text:style-name="P26"><text:span text:style-name="T88"/></text:p>
      <text:p text:style-name="P27"><text:span text:style-name="T89">clientes</text:span><text:span text:style-name="T90">(</text:span><text:span text:style-name="T91">CPF</text:span><text:span text:style-name="T92">, numero, categoriaCNH, nome, telefone, endereco, cidade)</text:span></text:p>
      <text:p text:style-name="P28"><text:span text:style-name="T93">alugam</text:span><text:span text:style-name="T94">(</text:span><text:span text:style-name="T95">CPFcli</text:span><text:span text:style-name="T96">, dataInicio, dataFim, filialRelacional, filialEntrega, tipo, marca, modelo, descricao)</text:span><text:span text:style-name="T97"/></text:p>
      <text:p text:style-name="P28"><text:span text:style-name="T97">acessorios</text:span><text:span text:style-name="T98">(tipo, marca, modelo, descricao)</text:span></text:p>
      <text:p text:style-name="P28"><text:span text:style-name="T98"/></text:p>
      <text:p text:style-name="P28"><text:span text:style-name="T98"/></text:p>
      <text:p text:style-name="P29"><text:span text:style-name="T99">Para os exercícios 6, 7 e 8, considere as relações no banco de dados de uma clínica médica:</text:span></text:p>
      <text:p text:style-name="P29"><text:span text:style-name="T100"/></text:p>
      <text:p text:style-name="P29"><text:span text:style-name="T101">Medico (</text:span><text:span text:style-name="T102">CRM</text:span><text:span text:style-name="T103">, Nome, Especialidade, Turno, Sala)</text:span></text:p>
      <text:p text:style-name="P29"><text:span text:style-name="T103">Atende(</text:span><text:span text:style-name="T104">CRM</text:span><text:span text:style-name="T105">,</text:span><text:span text:style-name="T106">CPF</text:span><text:span text:style-name="T107">,Data,Hora)</text:span></text:p>
      <text:p text:style-name="P29"><text:span text:style-name="T107">Paciente(</text:span><text:span text:style-name="T108">CPF</text:span><text:span text:style-name="T109">, Nome, DataNasc, Endereco)</text:span></text:p>
      <text:p text:style-name="P29"><text:span text:style-name="T109">Exame(</text:span><text:span text:style-name="T110">CRM</text:span><text:span text:style-name="T111">,</text:span><text:span text:style-name="T112">CPF</text:span><text:span text:style-name="T113">,Tipo,Data,Descrição)</text:span></text:p>
      <text:p text:style-name="P29"><text:span text:style-name="T114"/></text:p>
      <text:p text:style-name="P29"><text:span text:style-name="T115">Escreva expressões em álgebra relacional para as seguintes consultas:</text:span></text:p>
      <text:p text:style-name="P29"><text:span text:style-name="T116"/></text:p>
      <text:p text:style-name="P29"><text:span text:style-name="T117">6. (1,0) Nome de todos os médicos com especialidade “Pediatria” que atendem no turno “Vespertino”.</text:span></text:p>
      <text:p text:style-name="P29"><text:span text:style-name="T118">Π</text:span><text:span text:style-name="T119">Nome(</text:span><text:span text:style-name="T120">σ</text:span><text:span text:style-name="T121">Especialidade="Pediatria"(Medico),<text:s/></text:span><text:span text:style-name="T122">σ</text:span><text:span text:style-name="T123">Turno="Vespertino"</text:span><text:span text:style-name="T124">)</text:span><text:span text:style-name="T125"/></text:p>
      <text:p text:style-name="P29"><text:span text:style-name="T125"/></text:p>
      <text:p text:style-name="P29"><text:span text:style-name="T126">7. (1,0) Nome dos médicos, especialidades, salas e pacientes em todas as consultas com data “29/04/2020”.</text:span></text:p>
      <text:p text:style-name="P29"><text:span text:style-name="T127">Π</text:span><text:span text:style-name="T128">NomeMed, EspecialidadeMed, SalaMed, NomePac(</text:span><text:span text:style-name="T129">σ</text:span><text:span text:style-name="T130">Data="29/04/2021"</text:span><text:span text:style-name="T131">(Medico<text:s/></text:span><text:span text:style-name="T132">⋈</text:span><text:span text:style-name="T133"><text:s/></text:span><text:span text:style-name="T134">Atende</text:span><text:span text:style-name="T135"><text:s/></text:span><text:span text:style-name="T136">⋈</text:span><text:span text:style-name="T137"><text:s/></text:span><text:span text:style-name="T138">Paciente)</text:span><text:span text:style-name="T139">)</text:span><text:span text:style-name="T140"/></text:p>
      <text:p text:style-name="P29"><text:span text:style-name="T141"/></text:p>
      <text:p text:style-name="P29"><text:span text:style-name="T142">8. (1,0) Nome dos pacientes que fizeram exames do tipo “Radiografia” pedidos por médicos com especialidade “Ortopedia”.</text:span></text:p>
      <text:p text:style-name="P29"><text:span text:style-name="T143">Π</text:span><text:span text:style-name="T144">NomePac</text:span><text:span text:style-name="T145">(</text:span><text:span text:style-name="T146">σ</text:span><text:span text:style-name="T147">Especialidade="Ortepedia"(</text:span><text:span text:style-name="T148">Medico)<text:s/></text:span><text:span text:style-name="T149">⋈</text:span><text:span text:style-name="T150"><text:s/></text:span><text:span text:style-name="T151">σ</text:span><text:span text:style-name="T152">Tipo="Radiografia"(</text:span><text:span text:style-name="T153">Exame),<text:s/></text:span><text:span text:style-name="T154">⋈</text:span><text:span text:style-name="T155"><text:s/></text:span><text:span text:style-name="T156">Paciente)</text:span></text:p>
      <text:p text:style-name="P29"><text:span text:style-name="T157"/></text:p>
      <text:p text:style-name="P29"><text:span text:style-name="T157">9. (1,0) Será atribuído 1 ponto aos exercícios de aula enviados no Moodle (módulo 4).</text:span></text:p>
      <text:p text:style-name="P29"><text:span text:style-name="T15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